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827in"/>
    </style:style>
    <style:style style:name="co3" style:family="table-column">
      <style:table-column-properties fo:break-before="auto" style:column-width="3.616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Base 10</text:p>
          </table:table-cell>
          <table:table-cell office:value-type="string">
            <text:p>Base 2</text:p>
          </table:table-cell>
          <table:table-cell office:value-type="string">
            <text:p>Base 8</text:p>
          </table:table-cell>
          <table:table-cell office:value-type="string">
            <text:p>Base 16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111111">
            <text:p>1111111</text:p>
          </table:table-cell>
          <table:table-cell office:value-type="float" office:value="177">
            <text:p>177</text:p>
          </table:table-cell>
          <table:table-cell office:value-type="string">
            <text:p><text:s text:c="16"/>7F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101">
            <text:p>10101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11001">
            <text:p>111001</text:p>
          </table:table-cell>
          <table:table-cell office:value-type="float" office:value="71">
            <text:p>71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0101011">
            <text:p>10101011</text:p>
          </table:table-cell>
          <table:table-cell office:value-type="float" office:value="253">
            <text:p>253</text:p>
          </table:table-cell>
          <table:table-cell office:value-type="string">
            <text:p><text:s text:c="15"/>AB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McDonald, John-Paul – Lab Conversion Base 2,8,10,1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5">06/25/2020</text:date>, <text:time>19:5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-Paul McDonald</meta:initial-creator>
    <meta:creation-date>2020-06-25T19:47:36.26</meta:creation-date>
    <dc:date>2020-06-25T19:53:30.90</dc:date>
    <dc:creator>John-Paul McDonald</dc:creator>
    <meta:editing-duration>PT5M55S</meta:editing-duration>
    <meta:editing-cycles>2</meta:editing-cycles>
    <meta:generator>OpenOffice/4.1.6$Win32 OpenOffice.org_project/416m1$Build-9790</meta:generator>
    <meta:document-statistic meta:table-count="3" meta:cell-count="21" meta:object-count="0"/>
  </office:meta>
</office:document-meta>
</file>